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BF7800002FD3000027B0C539F36148C9657B.svg" manifest:media-type="image/svg+xml"/>
  <manifest:file-entry manifest:full-path="Pictures/10000201000001CF00000180885D1547189727D7.png" manifest:media-type="image/png"/>
  <manifest:file-entry manifest:full-path="Pictures/10000201000001D000000181A8C0C2E97D2056E3.png" manifest:media-type="image/png"/>
  <manifest:file-entry manifest:full-path="Pictures/10000201000001D000000181D76A73B447BE08BF.png" manifest:media-type="image/png"/>
  <manifest:file-entry manifest:full-path="Pictures/1000BBF500002FED000027CA5AA208804409F622.svg" manifest:media-type="image/svg+xml"/>
  <manifest:file-entry manifest:full-path="Pictures/1000B9BF00002FED000027CA2B0055864999085B.svg" manifest:media-type="image/svg+xml"/>
  <manifest:file-entry manifest:full-path="Pictures/10000201000001D0000001817C617A602C21F1CD.png" manifest:media-type="image/png"/>
  <manifest:file-entry manifest:full-path="Pictures/1000B20700002FED000027CACA083401A99C9A9C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6cm" svg:height="8.433cm" svg:x="0.122cm" svg:y="0.074cm">
          <draw:image xlink:href="Pictures/1000BBF500002FED000027CA5AA208804409F622.svg" xlink:type="simple" xlink:show="embed" xlink:actuate="onLoad" loext:mime-type="image/svg+xml">
            <text:p/>
          </draw:image>
          <draw:image xlink:href="Pictures/10000201000001D000000181A8C0C2E97D2056E3.png" xlink:type="simple" xlink:show="embed" xlink:actuate="onLoad" loext:mime-type="image/png"/>
        </draw:frame>
        <draw:frame draw:style-name="gr1" draw:text-style-name="P1" draw:layer="layout" svg:width="10.16cm" svg:height="8.407cm" svg:x="10.637cm" svg:y="0.427cm">
          <draw:image xlink:href="Pictures/1000B9BF00002FED000027CA2B0055864999085B.svg" xlink:type="simple" xlink:show="embed" xlink:actuate="onLoad" loext:mime-type="image/svg+xml">
            <text:p/>
          </draw:image>
          <draw:image xlink:href="Pictures/10000201000001D0000001817C617A602C21F1CD.png" xlink:type="simple" xlink:show="embed" xlink:actuate="onLoad" loext:mime-type="image/png"/>
        </draw:frame>
        <draw:frame draw:style-name="gr1" draw:text-style-name="P1" draw:layer="layout" svg:width="10.16cm" svg:height="8.433cm" svg:x="21.171cm" svg:y="0.093cm">
          <draw:image xlink:href="Pictures/1000B20700002FED000027CACA083401A99C9A9C.svg" xlink:type="simple" xlink:show="embed" xlink:actuate="onLoad" loext:mime-type="image/svg+xml">
            <text:p/>
          </draw:image>
          <draw:image xlink:href="Pictures/10000201000001D000000181D76A73B447BE08BF.png" xlink:type="simple" xlink:show="embed" xlink:actuate="onLoad" loext:mime-type="image/png"/>
        </draw:frame>
        <draw:frame draw:style-name="gr1" draw:text-style-name="P1" draw:layer="layout" svg:width="10.16cm" svg:height="8.407cm" svg:x="31.069cm" svg:y="0.293cm">
          <draw:image xlink:href="Pictures/1000BF7800002FD3000027B0C539F36148C9657B.svg" xlink:type="simple" xlink:show="embed" xlink:actuate="onLoad" loext:mime-type="image/svg+xml">
            <text:p/>
          </draw:image>
          <draw:image xlink:href="Pictures/10000201000001CF00000180885D1547189727D7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109cm" fo:margin-bottom="0.114cm" fo:margin-left="0.122cm" fo:margin-right="0cm" fo:page-width="41.91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6T10:23:06.639527189</meta:creation-date>
    <dc:date>2021-05-06T10:36:36.182614806</dc:date>
    <meta:editing-duration>PT1M19S</meta:editing-duration>
    <meta:editing-cycles>1</meta:editing-cycles>
    <meta:document-statistic meta:object-count="4"/>
    <meta:generator>LibreOffice/6.1.5.2$Linux_X86_64 LibreOffice_project/10$Build-2</meta:generator>
  </office:meta>
</office:document-meta>
</file>